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5.08cm" svg:x="4.175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5.08cm" svg:x="5.445cm" svg:y="4.175cm">
          <text:p text:style-name="P1">UBO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5.08cm" svg:x="7.985cm" svg:y="4.17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5.08cm" svg:x="16.24cm" svg:y="4.175cm">
          <text:p text:style-name="P1">SISTEMA DE </text:p>
          <text:p text:style-name="P1">ARCHIVOS</text:p>
          <draw:enhanced-geometry svg:viewBox="0 0 21600 21600" draw:type="rectangle" draw:enhanced-path="M 0 0 L 21600 0 21600 21600 0 21600 0 0 Z N"/>
        </draw:custom-shape>
        <draw:frame draw:style-name="gr3" draw:layer="layout" svg:width="5.08cm" svg:height="1.52cm" svg:x="1.635cm" svg:y="10.525cm">
          <draw:text-box>
            <text:p>BOOTLOADER</text:p>
          </draw:text-box>
        </draw:frame>
        <draw:line draw:style-name="gr4" draw:text-style-name="P1" draw:layer="layout" svg:x1="3.54cm" svg:y1="10.525cm" svg:x2="4.81cm" svg:y2="7.35cm">
          <text:p/>
        </draw:line>
        <draw:custom-shape draw:style-name="gr2" draw:text-style-name="P1" draw:layer="layout" svg:width="6.35cm" svg:height="4.445cm" svg:x="4.175cm" svg:y="14.335cm">
          <text:p text:style-name="P1">SRAM EXTERNA</text:p>
          <draw:enhanced-geometry svg:viewBox="0 0 21600 21600" draw:type="rectangle" draw:enhanced-path="M 0 0 L 21600 0 21600 21600 0 21600 0 0 Z N"/>
        </draw:custom-shape>
        <draw:frame draw:style-name="gr5" draw:layer="layout" svg:width="6.985cm" svg:height="0.962cm" svg:x="9.255cm" svg:y="3.213cm">
          <draw:text-box>
            <text:p>NAND FLAS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ithium </meta:initial-creator>
    <meta:creation-date>2011-03-21T13:48:50</meta:creation-date>
    <dc:date>2011-03-21T14:06:27</dc:date>
    <dc:creator>lithium </dc:creator>
    <meta:editing-duration>PT00H02M26S</meta:editing-duration>
    <meta:editing-cycles>1</meta:editing-cycles>
    <meta:document-statistic meta:object-count="8"/>
    <meta:generator>OpenOffice.org/3.2$Linux OpenOffice.org_project/320m19$Build-9505</meta:generator>
  </office:meta>
</office:document-meta>
</file>